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style:text-underline-style="none" fo:font-weight="normal" officeooo:rsid="0008fc4f" officeooo:paragraph-rsid="0008fc4f" style:font-weight-asian="normal" style:font-weight-complex="normal"/>
    </style:style>
    <style:style style:name="P2" style:family="paragraph" style:parent-style-name="Standard">
      <style:paragraph-properties>
        <style:tab-stops/>
      </style:paragraph-properties>
      <style:text-properties style:text-underline-style="none" fo:font-weight="normal" officeooo:rsid="0008fc4f" officeooo:paragraph-rsid="000eb951" style:font-weight-asian="normal" style:font-weight-complex="normal"/>
    </style:style>
    <style:style style:name="P3" style:family="paragraph" style:parent-style-name="Standard">
      <style:paragraph-properties>
        <style:tab-stops/>
      </style:paragraph-properties>
      <style:text-properties style:font-name="Arial" style:text-underline-style="solid" style:text-underline-width="auto" style:text-underline-color="font-color" fo:font-weight="bold" officeooo:rsid="0008fc4f" style:font-weight-asian="bold" style:font-weight-complex="bold"/>
    </style:style>
    <style:style style:name="P4" style:family="paragraph" style:parent-style-name="Standard">
      <style:paragraph-properties>
        <style:tab-stops/>
      </style:paragraph-properties>
      <style:text-properties style:font-name="Arial" style:text-underline-style="solid" style:text-underline-width="auto" style:text-underline-color="font-color" fo:font-weight="normal" officeooo:rsid="0008fc4f" style:font-weight-asian="normal" style:font-weight-complex="normal"/>
    </style:style>
    <style:style style:name="P5" style:family="paragraph" style:parent-style-name="Standard">
      <style:paragraph-properties>
        <style:tab-stops/>
      </style:paragraph-properties>
      <style:text-properties style:font-name="Arial" style:text-underline-style="none" fo:font-weight="normal" officeooo:rsid="0008fc4f" officeooo:paragraph-rsid="0008fc4f" style:font-weight-asian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style:font-name="Arial" style:text-underline-style="none" fo:font-weight="normal" officeooo:rsid="00090966" officeooo:paragraph-rsid="0008fc4f" style:font-weight-asian="normal" style:font-weight-complex="normal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5pt" style:text-underline-style="solid" style:text-underline-width="auto" style:text-underline-color="font-color" fo:font-weight="bold" officeooo:rsid="00089692" style:font-size-asian="15pt" style:font-weight-asian="bold" style:font-size-complex="15pt" style:font-weight-complex="bold"/>
    </style:style>
    <style:style style:name="P8" style:family="paragraph" style:parent-style-name="Standard" style:list-style-name="L1">
      <style:paragraph-properties>
        <style:tab-stops/>
      </style:paragraph-properties>
      <style:text-properties style:font-name="Arial" style:text-underline-style="none" fo:font-weight="normal" officeooo:rsid="0008fc4f" officeooo:paragraph-rsid="0008fc4f" style:font-weight-asian="normal" style:font-weight-complex="normal"/>
    </style:style>
    <style:style style:name="P9" style:family="paragraph" style:parent-style-name="Standard" style:list-style-name="L2">
      <style:paragraph-properties>
        <style:tab-stops/>
      </style:paragraph-properties>
      <style:text-properties style:font-name="Arial" style:text-underline-style="none" fo:font-weight="normal" officeooo:rsid="0008fc4f" officeooo:paragraph-rsid="0008fc4f" style:font-weight-asian="normal" style:font-weight-complex="normal"/>
    </style:style>
    <style:style style:name="P10" style:family="paragraph" style:parent-style-name="Standard" style:list-style-name="L3">
      <style:paragraph-properties>
        <style:tab-stops/>
      </style:paragraph-properties>
      <style:text-properties style:text-underline-style="none" fo:font-weight="normal" officeooo:rsid="0008fc4f" officeooo:paragraph-rsid="0008fc4f" style:font-weight-asian="normal" style:font-weight-complex="normal"/>
    </style:style>
    <style:style style:name="P11" style:family="paragraph" style:parent-style-name="Standard" style:list-style-name="L3">
      <style:paragraph-properties>
        <style:tab-stops/>
      </style:paragraph-properties>
      <style:text-properties officeooo:paragraph-rsid="0008fc4f"/>
    </style:style>
    <style:style style:name="P12" style:family="paragraph" style:parent-style-name="Standard" style:list-style-name="L3">
      <style:paragraph-properties>
        <style:tab-stops/>
      </style:paragraph-properties>
      <style:text-properties style:text-underline-style="solid" style:text-underline-width="auto" style:text-underline-color="font-color" fo:font-weight="normal" officeooo:rsid="0010174a" officeooo:paragraph-rsid="0010174a" style:font-weight-asian="normal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style:font-name="Arial" fo:font-weight="bold" officeooo:rsid="00090966" style:font-weight-asian="bold" style:font-weight-complex="bold"/>
    </style:style>
    <style:style style:name="T4" style:family="text">
      <style:text-properties style:font-name="Arial" style:text-underline-style="solid" style:text-underline-width="auto" style:text-underline-color="font-color"/>
    </style:style>
    <style:style style:name="T5" style:family="text">
      <style:text-properties style:font-name="Arial" style:text-underline-style="solid" style:text-underline-width="auto" style:text-underline-color="font-color" officeooo:rsid="00090966"/>
    </style:style>
    <style:style style:name="T6" style:family="text">
      <style:text-properties style:font-name="Arial" officeooo:rsid="00090966"/>
    </style:style>
    <style:style style:name="T7" style:family="text">
      <style:text-properties style:font-name="Arial" style:text-underline-style="none"/>
    </style:style>
    <style:style style:name="T8" style:family="text">
      <style:text-properties style:font-name="Arial" style:text-underline-style="none" fo:font-weight="normal" officeooo:rsid="0008fc4f" style:font-weight-asian="normal" style:font-weight-complex="normal"/>
    </style:style>
    <style:style style:name="T9" style:family="text">
      <style:text-properties style:font-name="Arial" style:text-underline-style="none" fo:font-weight="bold" officeooo:rsid="0011aca1" style:font-weight-asian="bold" style:font-weight-complex="bold"/>
    </style:style>
    <style:style style:name="T10" style:family="text">
      <style:text-properties style:font-name="Arial" officeooo:rsid="000bcec0"/>
    </style:style>
    <style:style style:name="T11" style:family="text">
      <style:text-properties style:font-name="Arial" fo:font-style="italic" officeooo:rsid="00090966" style:font-style-asian="italic" style:font-style-complex="italic"/>
    </style:style>
    <style:style style:name="T12" style:family="text">
      <style:text-properties style:font-name="Arial" fo:font-style="italic" officeooo:rsid="000c79f0" style:font-style-asian="italic" style:font-style-complex="italic"/>
    </style:style>
    <style:style style:name="T13" style:family="text">
      <style:text-properties style:font-name="Arial" fo:font-style="italic" officeooo:rsid="000eb951" style:font-style-asian="italic" style:font-style-complex="italic"/>
    </style:style>
    <style:style style:name="T14" style:family="text">
      <style:text-properties style:font-name="Arial" fo:font-style="italic" style:text-underline-style="solid" style:text-underline-width="auto" style:text-underline-color="font-color" officeooo:rsid="00090966" style:font-style-asian="italic" style:font-style-complex="italic"/>
    </style:style>
    <style:style style:name="T15" style:family="text">
      <style:text-properties style:font-name="Arial" officeooo:rsid="000eb951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none"/>
    </style:style>
    <style:style style:name="T18" style:family="text">
      <style:text-properties officeooo:rsid="000c79f0"/>
    </style:style>
    <style:style style:name="T19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20" style:family="text">
      <style:text-properties style:text-line-through-style="none" style:text-line-through-type="none" style:font-name="Arial" style:text-underline-style="solid" style:text-underline-width="auto" style:text-underline-color="font-color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0c79f0" style:font-style-asian="italic" style:font-style-complex="italic"/>
    </style:style>
    <style:style style:name="T23" style:family="text">
      <style:text-properties fo:font-style="italic" officeooo:rsid="0012391f" style:font-style-asian="italic" style:font-style-complex="italic"/>
    </style:style>
    <style:style style:name="T24" style:family="text">
      <style:text-properties fo:font-style="italic" style:text-underline-style="solid" style:text-underline-width="auto" style:text-underline-color="font-color" officeooo:rsid="000c79f0" style:font-style-asian="italic" style:font-style-complex="italic"/>
    </style:style>
    <style:style style:name="T25" style:family="text">
      <style:text-properties officeooo:rsid="000d67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argar <text:span text:style-name="T25">datos</text:span>:</text:p>
      <text:p text:style-name="P3"/>
      <text:p text:style-name="P5">-<text:span text:style-name="T19">Actores:</text:span></text:p>
      <text:list xml:id="list1362386919349857322" text:style-name="L1">
        <text:list-item>
          <text:p text:style-name="P8">Administrador <text:span text:style-name="T18">(primario)</text:span>.</text:p>
        </text:list-item>
      </text:list>
      <text:p text:style-name="P3"/>
      <text:p text:style-name="P4"><text:span text:style-name="T17">-</text:span>Pre-condiciones:</text:p>
      <text:list xml:id="list852127572470850919" text:style-name="L2">
        <text:list-item>
          <text:p text:style-name="P9">Existe el archivo con los contactos (en el tipo de archivo correcto).</text:p>
        </text:list-item>
        <text:list-item>
          <text:p text:style-name="P9">Los proyectos ya existen.</text:p>
        </text:list-item>
      </text:list>
      <text:p text:style-name="P5"/>
      <text:p text:style-name="P5">-<text:span text:style-name="T16">Curso normal</text:span>:</text:p>
      <text:list xml:id="list1280892165234853282" text:style-name="L3">
        <text:list-item>
          <text:p text:style-name="P10"><text:span text:style-name="T2">Administrador</text:span><text:span text:style-name="T1"> selecciona el proyecto al cual asociará datos a cargar.</text:span></text:p>
        </text:list-item>
        <text:list-item>
          <text:p text:style-name="P11"><text:span text:style-name="T9">Administrador</text:span><text:span text:style-name="T8"> selecciona archivo a cargar.</text:span></text:p>
        </text:list-item>
        <text:list-item>
          <text:p text:style-name="P10"><text:span text:style-name="T20">Sistema</text:span><text:span text:style-name="T1"> verifica formato archivo </text:span><text:span text:style-name="T15">y verifica que no existan rut’s repetidos</text:span><text:span text:style-name="T1">.</text:span></text:p>
        </text:list-item>
        <text:list-item>
          <text:p text:style-name="P10"><text:span text:style-name="T4">Sistema</text:span><text:span text:style-name="T1"> carga datos </text:span><text:span text:style-name="T15">y los relaciona con el proyecto seleccionado</text:span><text:span text:style-name="T1">.</text:span></text:p>
        </text:list-item>
        <text:list-item>
          <text:p text:style-name="P12"><text:span text:style-name="T1">Sistema</text:span><text:span text:style-name="T7"> notifica que los datos se cargaron exitosamente. </text:span></text:p>
        </text:list-item>
      </text:list>
      <text:p text:style-name="P5"/>
      <text:p text:style-name="P5">-Curso alternativo:</text:p>
      <text:p text:style-name="P5"><text:tab/>3.a. Existe error en el formato.</text:p>
      <text:p text:style-name="P1"><text:span text:style-name="T1"><text:tab/><text:tab/>3.a.1. </text:span><text:span text:style-name="T4">Sistema</text:span><text:span text:style-name="T1"> notifica al </text:span><text:span text:style-name="T2">administrador</text:span><text:span text:style-name="T1"> que el archivo no puede ser cargado.</text:span></text:p>
      <text:p text:style-name="P1"><text:span text:style-name="T1"><text:tab/><text:tab/></text:span><text:span text:style-name="T6">3.a.2. </text:span><text:bookmark-start text:name="__DdeLink__186_1321712240"/><text:span text:style-name="T5">Sistema</text:span><text:bookmark-end text:name="__DdeLink__186_1321712240"/><text:span text:style-name="T6"> da al </text:span><text:span text:style-name="T3">administrador</text:span><text:span text:style-name="T6"> la opción de cargar otro archivo.</text:span></text:p>
      <text:p text:style-name="P1"><text:span text:style-name="T6"><text:tab/><text:tab/><text:tab/>3.a.2.a. </text:span><text:span text:style-name="T3">Administrador</text:span><text:span text:style-name="T6"> carga otro archivo.</text:span></text:p>
      <text:p text:style-name="P2"><text:span text:style-name="T6"><text:tab/><text:tab/><text:tab/><text:tab/></text:span><text:span text:style-name="T14">Sistema</text:span><text:span text:style-name="T11"> vuelve a</text:span><text:span text:style-name="T12">l</text:span><text:span text:style-name="T11"> </text:span><text:span text:style-name="T12">paso </text:span><text:span text:style-name="T13">3</text:span><text:span text:style-name="T11"> </text:span><text:span text:style-name="T12">del curso normal</text:span><text:span text:style-name="T11">.</text:span></text:p>
      <text:p text:style-name="P1"><text:span text:style-name="T3"><text:tab/><text:tab/><text:tab/></text:span><text:span text:style-name="T6">3.a.2.b. </text:span><text:span text:style-name="T3">Administrador</text:span><text:span text:style-name="T6"> cancela la acción.</text:span></text:p>
      <text:p text:style-name="P1"><text:span text:style-name="T6"><text:tab/>4.a. Existen datos repetidos </text:span><text:span text:style-name="T10">dentro del mismo proyecto</text:span><text:span text:style-name="T6">.</text:span></text:p>
      <text:p text:style-name="P1"><text:span text:style-name="T6"><text:tab/><text:tab/>4.a.1. </text:span><text:span text:style-name="T5">Sistema</text:span><text:span text:style-name="T6"> no agrega estos datos.</text:span></text:p>
      <text:p text:style-name="P1"><text:span text:style-name="T6"><text:tab/><text:tab/>4.a.2. </text:span><text:span text:style-name="T5">Sistema</text:span><text:span text:style-name="T6"> notifica al </text:span><text:span text:style-name="T3">administrador</text:span><text:span text:style-name="T6">.</text:span></text:p>
      <text:p text:style-name="P6"><text:tab/><text:tab/><text:tab/><text:span text:style-name="T24">Sistema</text:span> <text:span text:style-name="T18">v</text:span><text:span text:style-name="T21">uelve a</text:span><text:span text:style-name="T22">l paso</text:span><text:span text:style-name="T21"> </text:span><text:span text:style-name="T23">4</text:span><text:span text:style-name="T21"> </text:span><text:span text:style-name="T22">del curso normal, cargando solo datos no <text:tab/><text:tab/><text:tab/><text:tab/>repetidos</text:span><text:span text:style-name="T21">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24:40.104854772</meta:creation-date>
    <dc:date>2016-11-16T19:48:07.357995214</dc:date>
    <meta:editing-duration>PT52M45S</meta:editing-duration>
    <meta:editing-cycles>8</meta:editing-cycles>
    <meta:generator>LibreOffice/5.1.4.2$Linux_X86_64 LibreOffice_project/10m0$Build-2</meta:generator>
    <meta:document-statistic meta:table-count="0" meta:image-count="0" meta:object-count="0" meta:page-count="1" meta:paragraph-count="23" meta:word-count="157" meta:character-count="1050" meta:non-whitespace-character-count="896"/>
  </office:meta>
</office:document-meta>
</file>